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0DCE1E12965517051A5.png" manifest:media-type="image/png"/>
  <manifest:file-entry manifest:full-path="Pictures/10000001000002EA00000095A2866BF81A52EC09.png" manifest:media-type="image/png"/>
  <manifest:file-entry manifest:full-path="Pictures/10000001000002EA000001212161C935D6420A90.png" manifest:media-type="image/png"/>
  <manifest:file-entry manifest:full-path="Pictures/10000001000002EA000001002F14E5437478152A.png" manifest:media-type="image/png"/>
  <manifest:file-entry manifest:full-path="Pictures/10000001000002EA000000DC5DDAEC1F4BC78BB4.png" manifest:media-type="image/png"/>
  <manifest:file-entry manifest:full-path="Pictures/10000001000002E9000000A7F6FC3FA8E754A7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1e00" officeooo:paragraph-rsid="00051e00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06c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06cm" svg:y="-0.423cm" svg:width="17.59cm" svg:height="3.942cm" draw:z-index="0"><draw:image xlink:href="Pictures/10000001000002E9000000A7F6FC3FA8E754A764.png" xlink:type="simple" xlink:show="embed" xlink:actuate="onLoad" draw:mime-type="image/png"/></draw:frame><draw:frame draw:style-name="fr1" draw:name="Image5" text:anchor-type="char" svg:x="-0.053cm" svg:y="3.649cm" svg:width="17.59cm" svg:height="5.186cm" draw:z-index="3"><draw:image xlink:href="Pictures/10000001000002EA000000DC5DDAEC1F4BC78BB4.png" xlink:type="simple" xlink:show="embed" xlink:actuate="onLoad" draw:mime-type="image/png"/></draw:frame><draw:frame draw:style-name="fr1" draw:name="Image2" text:anchor-type="char" svg:x="-0.079cm" svg:y="9.019cm" svg:width="17.59cm" svg:height="6.814cm" draw:z-index="4"><draw:image xlink:href="Pictures/10000001000002EA000001212161C935D6420A90.png" xlink:type="simple" xlink:show="embed" xlink:actuate="onLoad" draw:mime-type="image/png"/></draw:frame><draw:frame draw:style-name="fr1" draw:name="Image3" text:anchor-type="char" svg:x="-0.026cm" svg:y="15.993cm" svg:width="17.59cm" svg:height="6.036cm" draw:z-index="5"><draw:image xlink:href="Pictures/10000001000002EA000001002F14E5437478152A.png" xlink:type="simple" xlink:show="embed" xlink:actuate="onLoad" draw:mime-type="image/png"/></draw:frame></text:p>
      <text:p text:style-name="P2"><draw:frame draw:style-name="fr1" draw:name="Image4" text:anchor-type="char" svg:x="-0.079cm" svg:y="0.067cm" svg:width="17.59cm" svg:height="3.512cm" draw:z-index="1"><draw:image xlink:href="Pictures/10000001000002EA00000095A2866BF81A52EC09.png" xlink:type="simple" xlink:show="embed" xlink:actuate="onLoad" draw:mime-type="image/png"/></draw:frame><draw:frame draw:style-name="fr1" draw:name="Image6" text:anchor-type="char" svg:x="-0.026cm" svg:y="3.919cm" svg:width="17.59cm" svg:height="5.186cm" draw:z-index="2"><draw:image xlink:href="Pictures/10000001000002EA000000DCE1E12965517051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1e00" officeooo:paragraph-rsid="00051e00"/>
    </style:style>
    <style:style style:name="MT1" style:family="text">
      <style:text-properties officeooo:rsid="0006cc7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idurshan Sribalasuhabiramam – 100558257<text:tab/> <text:tab/><text:span text:style-name="MT1">Lab 1 - </text:span>https://github.com/SOFE3490/Lab1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5:43:44.143302415</meta:creation-date>
    <dc:date>2023-01-24T16:08:15.380942143</dc:date>
    <meta:editing-duration>PT24M31S</meta:editing-duration>
    <meta:editing-cycles>2</meta:editing-cycles>
    <meta:generator>LibreOffice/7.3.6.2$Linux_X86_64 LibreOffice_project/30$Build-2</meta:generator>
    <meta:document-statistic meta:table-count="0" meta:image-count="6" meta:object-count="0" meta:page-count="2" meta:paragraph-count="1" meta:word-count="7" meta:character-count="84" meta:non-whitespace-character-count="74"/>
  </office:meta>
</office:document-meta>
</file>